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984cm" fo:margin-left="0.009cm" fo:margin-top="0cm" fo:margin-bottom="0cm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12.4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font-size="13pt" officeooo:paragraph-rsid="000ac1f0" style:font-size-asian="13pt" style:font-size-complex="13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pl" fo:country="PL" officeooo:paragraph-rsid="000ac1f0" style:letter-kerning="false" style:font-name-asian="Calibri1" style:language-asian="en" style:country-asian="US" style:font-name-complex="F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pl" fo:country="PL" fo:font-weight="bold" officeooo:paragraph-rsid="000ac1f0" style:letter-kerning="false" style:font-name-asian="Calibri1" style:language-asian="en" style:country-asian="US" style:font-weight-asian="bold" style:font-name-complex="F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3pt" fo:language="pl" fo:country="PL" fo:font-style="normal" fo:font-weight="normal" officeooo:rsid="000ac1f0" officeooo:paragraph-rsid="000ac1f0" style:letter-kerning="false" style:font-name-asian="Calibri1" style:font-size-asian="13pt" style:language-asian="en" style:country-asian="US" style:font-style-asian="normal" style:font-weight-asian="normal" style:font-name-complex="F" style:font-size-complex="13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3pt" fo:language="pl" fo:country="PL" officeooo:rsid="000ac1f0" officeooo:paragraph-rsid="000ac1f0" style:letter-kerning="false" style:font-name-asian="Calibri1" style:font-size-asian="13pt" style:language-asian="en" style:country-asian="US" style:font-name-complex="F" style:font-size-complex="13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3pt" fo:language="pl" fo:country="PL" officeooo:rsid="000ac1f0" officeooo:paragraph-rsid="000ac1f0" style:letter-kerning="false" style:font-name-asian="Calibri1" style:font-size-asian="11.3500003814697pt" style:language-asian="en" style:country-asian="US" style:font-name-complex="F" style:font-size-complex="13pt" style:language-complex="ar" style:country-complex="SA"/>
    </style:style>
    <style:style style:name="P7" style:family="paragraph" style:parent-style-name="Standard">
      <style:text-properties officeooo:paragraph-rsid="000ac1f0"/>
    </style:style>
    <style:style style:name="P8" style:family="paragraph" style:parent-style-name="Standard">
      <style:paragraph-properties fo:text-align="center" style:justify-single-word="false"/>
      <style:text-properties style:font-name="Lato Heavy" officeooo:rsid="000ac1f0" officeooo:paragraph-rsid="000ac1f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c1f0" style:font-size-asian="13pt" style:font-size-complex="13pt"/>
    </style:style>
    <style:style style:name="T3" style:family="text">
      <style:text-properties fo:font-size="13pt" officeooo:rsid="000bf21d" style:font-size-asian="13pt" style:font-size-complex="13pt"/>
    </style:style>
    <style:style style:name="T4" style:family="text">
      <style:text-properties fo:font-size="13pt" officeooo:rsid="000c1234" style:font-size-asian="13pt" style:font-size-complex="13pt"/>
    </style:style>
    <style:style style:name="T5" style:family="text">
      <style:text-properties fo:font-size="13pt" officeooo:rsid="000cd6f5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/></text:p>
      <text:p text:style-name="P8"><text:span text:style-name="T1">Przypadek Użycia</text:span></text:p>
      <text:p text:style-name="P7"><text:span text:style-name="T1"/></text:p>
      <text:p text:style-name="P7"><text:span text:style-name="T1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<text:span text:style-name="T2">2FA </text:span><text:span text:style-name="T3">LoginUser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3"><text:span text:style-name="T1">Aktor</text:span></text:p>
          </table:table-cell>
          <table:table-cell table:style-name="Tabela1.A2" office:value-type="string">
            <text:p text:style-name="P4">Użytkownik</text:p>
          </table:table-cell>
        </table:table-row>
        <table:table-row table:style-name="Tabela1.1">
          <table:table-cell table:style-name="Tabela1.A2" office:value-type="string">
            <text:p text:style-name="P3"><text:span text:style-name="T1">Stan systemu przed</text:span></text:p>
          </table:table-cell>
          <table:table-cell table:style-name="Tabela1.A2" office:value-type="string">
            <text:p text:style-name="P5">Użytkownik nie jest zalogowany w systemie</text:p>
          </table:table-cell>
        </table:table-row>
        <table:table-row table:style-name="Tabela1.1">
          <table:table-cell table:style-name="Tabela1.A2" office:value-type="string">
            <text:p text:style-name="P3"><text:span text:style-name="T1">Stan systemu po</text:span></text:p>
          </table:table-cell>
          <table:table-cell table:style-name="Tabela1.A2" office:value-type="string">
            <text:p text:style-name="P6">Do systemu zalogował się użytkownik</text:p>
          </table:table-cell>
        </table:table-row>
        <table:table-row table:style-name="Tabela1.1">
          <table:table-cell table:style-name="Tabela1.A2" table:number-columns-spanned="2" office:value-type="string">
            <text:p text:style-name="P3"><text:span text:style-name="T1">Scenariusz główny</text:span></text:p>
            <text:p text:style-name="P2"><text:span text:style-name="T1">1. </text:span><text:span text:style-name="T3">Użytkownik wyraża chęć zalogowania</text:span></text:p>
            <text:p text:style-name="P2"><text:span text:style-name="T1">2. </text:span><text:span text:style-name="T3">System wymaga login użytkownika</text:span></text:p>
            <text:p text:style-name="P2"><text:span text:style-name="T1">3. </text:span><text:span text:style-name="T3">System wymaga hasło użytkownika</text:span></text:p>
            <text:p text:style-name="P2"><text:span text:style-name="T1">4. </text:span><text:span text:style-name="T3">System wymaga kod wysłany SMS-em</text:span></text:p>
            <text:p text:style-name="P2"><text:span text:style-name="T1">5. </text:span><text:span text:style-name="T3">Użytkownik został zalogowany, przypadek zakończony.</text:span>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3"><text:span text:style-name="T1">Scenariusze alternatywne</text:span></text:p>
            <text:p text:style-name="P2"><text:span text:style-name="T1">2a. </text:span><text:span text:style-name="T3">System stwierdza, że nie istnieje podany login (powrót do punktu 2)</text:span></text:p>
            <text:p text:style-name="P2"><text:span text:style-name="T3">3</text:span><text:span text:style-name="T1">a. </text:span><text:span text:style-name="T3">System </text:span><text:span text:style-name="T4">informuje</text:span><text:span text:style-name="T3">, że podane hasło jest nie prawidłowe <text:line-break/>(powrót </text:span><text:span text:style-name="T4">do punktu 3)</text:span></text:p>
            <text:p text:style-name="P2"><text:span text:style-name="T1">4</text:span><text:span text:style-name="T4">a. System stwierdza, że podany kod jest nie prawidłowy <text:line-break/>(powrót do punktu 4)<text:line-break/>4b. </text:span><text:span text:style-name="T5">Użytkownik nie dostał SMS-u (powrót do punktu 4)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09:05:03.717945036</meta:creation-date>
    <meta:generator>LibreOffice/7.3.7.2$Linux_X86_64 LibreOffice_project/30$Build-2</meta:generator>
    <dc:date>2025-10-08T09:32:06.636889089</dc:date>
    <meta:editing-duration>PT15M51S</meta:editing-duration>
    <meta:editing-cycles>3</meta:editing-cycles>
    <meta:document-statistic meta:table-count="1" meta:image-count="0" meta:object-count="0" meta:page-count="1" meta:paragraph-count="18" meta:word-count="101" meta:character-count="668" meta:non-whitespace-character-count="583"/>
  </office:meta>
</office:document-meta>
</file>